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in"/>
      <style:text-properties fo:font-style="normal" style:font-style-asian="normal" style:font-style-complex="normal"/>
    </style:style>
    <style:style style:name="P2" style:family="paragraph" style:parent-style-name="Preformatted_20_Text">
      <style:paragraph-properties style:line-height-at-least="0in"/>
      <style:text-properties fo:font-style="normal" fo:background-color="#83caff" style:font-style-asian="normal" style:font-style-complex="normal"/>
    </style:style>
    <style:style style:name="P3" style:family="paragraph" style:parent-style-name="Preformatted_20_Text">
      <style:paragraph-properties style:line-height-at-least="0in"/>
      <style:text-properties fo:font-style="normal" fo:background-color="#ff0000" style:font-style-asian="normal" style:font-style-complex="normal"/>
    </style:style>
    <style:style style:name="P4" style:family="paragraph" style:parent-style-name="Preformatted_20_Text">
      <style:paragraph-properties fo:margin-top="0in" fo:margin-bottom="0in" style:line-height-at-least="0in"/>
      <style:text-properties fo:font-style="normal" style:font-style-asian="normal" style:font-style-complex="normal"/>
    </style:style>
    <style:style style:name="P5" style:family="paragraph" style:parent-style-name="Preformatted_20_Text">
      <style:paragraph-properties fo:margin-top="0in" fo:margin-bottom="0.1965in" style:line-height-at-least="0in"/>
      <style:text-properties fo:font-style="normal" fo:background-color="#ffff00" style:font-style-asian="normal" style:font-style-complex="normal"/>
    </style:style>
    <style:style style:name="P6" style:family="paragraph" style:parent-style-name="Preformatted_20_Text">
      <style:paragraph-properties style:line-height-at-least="0in"/>
      <style:text-properties fo:font-style="normal" fo:background-color="#83caff" style:font-style-asian="normal" style:font-style-complex="normal"/>
    </style:style>
    <style:style style:name="P7" style:family="paragraph" style:parent-style-name="Preformatted_20_Text">
      <style:paragraph-properties style:line-height-at-least="0in"/>
      <style:text-properties fo:font-style="normal" fo:background-color="transparent" style:font-style-asian="normal" style:font-style-complex="normal"/>
    </style:style>
    <style:style style:name="P8" style:family="paragraph" style:parent-style-name="Preformatted_20_Text">
      <style:paragraph-properties style:line-height-at-least="0in"/>
      <style:text-properties fo:font-style="normal" style:font-style-asian="normal" style:font-style-complex="normal"/>
    </style:style>
    <style:style style:name="P9" style:family="paragraph" style:parent-style-name="Preformatted_20_Text">
      <style:paragraph-properties style:line-height-at-least="0in"/>
      <style:text-properties fo:font-style="normal" fo:background-color="#ffff00" style:font-style-asian="normal" style:font-style-complex="normal"/>
    </style:style>
    <style:style style:name="P10" style:family="paragraph" style:parent-style-name="Preformatted_20_Text">
      <style:paragraph-properties style:line-height-at-least="0in"/>
      <style:text-properties style:use-window-font-color="true" fo:font-style="normal" fo:background-color="#ff0000" style:font-style-asian="normal" style:font-style-complex="normal"/>
    </style:style>
    <style:style style:name="P11" style:family="paragraph" style:parent-style-name="Preformatted_20_Text">
      <style:paragraph-properties style:line-height-at-least="0in"/>
      <style:text-properties style:use-window-font-color="true" fo:font-style="normal" fo:background-color="#ffff00" style:font-style-asian="normal" style:font-style-complex="normal"/>
    </style:style>
    <style:style style:name="P12" style:family="paragraph" style:parent-style-name="Preformatted_20_Text">
      <style:paragraph-properties style:line-height-at-least="0in"/>
      <style:text-properties style:use-window-font-color="true" fo:font-style="normal" fo:background-color="transparent" style:font-style-asian="normal" style:font-style-complex="normal"/>
    </style:style>
    <style:style style:name="P13" style:family="paragraph" style:parent-style-name="Preformatted_20_Text">
      <style:paragraph-properties style:line-height-at-least="0in" fo:background-color="transparent">
        <style:background-image/>
      </style:paragraph-properties>
      <style:text-properties fo:font-style="normal" fo:background-color="#ff0000" style:font-style-asian="normal" style:font-style-complex="normal"/>
    </style:style>
    <style:style style:name="T1" style:family="text">
      <style:text-properties fo:background-color="#ffff00"/>
    </style:style>
    <style:style style:name="T2" style:family="text">
      <style:text-properties fo:background-color="#83caff"/>
    </style:style>
    <style:style style:name="T3" style:family="text">
      <style:text-properties fo:background-color="transparent"/>
    </style:style>
    <style:style style:name="T4" style:family="text">
      <style:text-properties fo:font-variant="normal" fo:text-transfor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273</text:p>
      <text:p text:style-name="P5">RERDHELRHRRHHHQ</text:p>
      <text:p text:style-name="P4">MKTLPLFVCICALSACFSFSEG<text:span text:style-name="T1">RERDHELRHRRHHHQ</text:span>SPKSHFELPHYPGLLAHQKPFIRKSYKCLHKRCRPKLPPSPNNPPKFPNPHQPPKHPDKNSSVVNPTLVATTQIPSVTFPSASTKITTLPNVTFLPQNATTISSRENVNTSSSVATLAPVNSPAPQDTTAAPPTPSATTPAPPSSSAPPETTAAPPTPSATTQAPPSSSAPPETTAAPPTPPATTPAPPSSSAPPETTAAPPTPSATTPAPLSSSAPPETTAVPPTPSATTLDPSSASAPPETTAAPPTPSATTPAPPSSPAPQETTAAPITTPNSSPTTLAPDTSETSAAPTHQTTTSVTTQTTTTKQPTSAPGQNKISRFLLYMKNLLNRIIDDMVEQ</text:p>
      <text:p text:style-name="P4"/>
      <text:p text:style-name="P1">4286</text:p>
      <text:p text:style-name="P1">GSPEF<text:span text:style-name="T1">MSSSTPFDPYALSEHDEERPQNVQSKSRTAELQAEIDDTVGIMRDNINKVAERGERLTSIEDKADNLAVSAQGFKRGANRVRKAMWYKDLKMK</text:span></text:p>
      <text:p text:style-name="P1"/>
      <text:p text:style-name="P1"><text:span text:style-name="T1">MSSSTPFDPYALSEHDEERPQNVQSKSRTAELQAEIDDTVGIMRDNINKVAERGERLTSIEDKADNLAVSAQGFKRGANRVRKAMWYKDLKMK</text:span>MCLALVIIILLVVIIVPIAVHFSR</text:p>
      <text:p text:style-name="P1"/>
      <text:p text:style-name="P1">6078</text:p>
      <text:p text:style-name="P1"><text:span text:style-name="T2">MNTDQQKVSEIFQSSKEKLQGDAKVVSDAFKKMASQDKDGKTTDADESEKHNYQEQYNKLKGAGHKKE</text:span>LEHHHHHH</text:p>
      <text:p text:style-name="P1"/>
      <text:p text:style-name="P2">MNTDQQKVSEIFQSSKEKLQGDAKVVSDAFKKMASQDKDGKTTDADESEKHNYQEQYNKLKGAGHKKE</text:p>
      <text:p text:style-name="P1"/>
      <text:p text:style-name="P1">7244</text:p>
      <text:p text:style-name="P2">MDVFKKGFSIAKEGVVGAVEKTKQGVTEAAEKTKEGVMYVGAKTKENVVQSVTSVAEKTKEQANAVSEAVVSSVNTVATKTVEEAENIAVTSGVVRKEDLRPSAPQQEGEASKEKEEVAEEAQSGGD</text:p>
      <text:p text:style-name="P1"/>
      <text:p text:style-name="P2">MDVFKKGFSIAKEGVVGAVEKTKQGVTEAAEKTKEGVMYVGAKTKENVVQSVTSVAEKTKEQANAVSEAVVSSVNTVATKTVEEAENIAVTSGVVRKEDLRPSAPQQEGEASKEKEEVAEEAQSGGD </text:p>
      <text:p text:style-name="P1"/>
      <text:p text:style-name="P1">7279</text:p>
      <text:p text:style-name="P2">MSESSSKSSQPLASKQEKDGTEKRGRGRPRKQPPVSPGTALVGSQKEPSEVPTPKRPRGRPKGSKNKGAAKTRKTTTTPGRKPRGRPKKLEKEEEEGISQESSEEEQ</text:p>
      <text:p text:style-name="P1"/>
      <text:p text:style-name="P2">MSESSSKSSQPLASKQEKDGTEKRGRGRPRKQPPVSPGTALVGSQKEPSEVPTPKRPRGRPKGSKNKGAAKTRKTTTTPGRKPRGRPKKLEKEEEEGISQESSEEEQ</text:p>
      <text:p text:style-name="P1"/>
      <text:p text:style-name="P1">7358</text:p>
      <text:p text:style-name="P1"><text:span text:style-name="T2">GNHSGKRELSAEKASKDGEIHRGEAGKKRSVGKLSQTASEDSDVFGEADAIQNNGTSAEDTAVTDSKHTADPKNNWQGAHPADPGNRPHLIRLFSRDAPGREDNTFKDRPSESDELQTIQEDPTAASGGLDVMASQKRPSQRSKYLATASTMDHARHGFLPRHRDTGILDSIGRFFSGDRGAPKRGSGKVS</text:span>LEHHHHHH</text:p>
      <text:p text:style-name="P1"/>
      <text:p text:style-name="P1">M<text:span text:style-name="T2">GNHSGKRELSAEKASKDGEIHRGEAGKKRSVGKLSQTASEDSDVFGEADAIQNNGTSAEDTAVTDSKHTADPKNNWQGAHPADPGNRPHLIRLFSRDAPGREDNTFKDRPSESDELQTIQEDPTAASGGLDVMASQKRPSQRSKYLATASTMDHARHGFLPRHRDTGILDSIGRFFSGDRGAPKRGSGKVS</text:span>SEP</text:p>
      <text:p text:style-name="P1"/>
      <text:p text:style-name="P1">15131</text:p>
      <text:p text:style-name="P1"><text:span text:style-name="T2">ASQKRPSQRSKYLATASTMDHARHGFLPRHRDTGILDSIGRFFSGDRGAPKRGSGKDSHTRTTHYGSLPQKSQHGRTQDENPVVHFFKNIVTPRTPPPSQGKGRGLSLSRFSWGAEGQRPGFGYGGRASDYKSAHKGFKGAYDAQGTLSKIFKLGGRDSRSGSPMARR</text:span>LEHHHHHH</text:p>
      <text:p text:style-name="P1"/>
      <text:p text:style-name="P1">M<text:span text:style-name="T2">ASQKRPSQRSKYLATASTMDHARHGFLPRHRDTGILDSIGRFFSGDRGAPKRGSGKDSHTRTTHYGSLPQKSQHGRTQDENPVVHFFKNIVTPRTPPPSQGKGRGLSLSRFSWGAEGQKPGFGYGGRASDYKSAHKGFKGAYDAQGTLSKIFKLGGRDSRSGSPMARR</text:span> </text:p>
      <text:p text:style-name="P1"/>
      <text:p text:style-name="P7">15136</text:p>
      <text:p text:style-name="P13"><text:span text:style-name="T2">MSQKQEEENPAEETGEEKQDTQEKEGILPERAEEAKLKAKYPSLGQKPGGSDFLMKRLQKGQKYFDSGDYNMAKAKMKNKQLPSAGPDKNLVTGDHIPTPQDLPQRKSSLVTSKLAG</text:span><text:span text:style-name="T3">GQVE</text:span></text:p>
      <text:p text:style-name="P3"/>
      <text:p text:style-name="P2">MSQKQEEENPAEETGEEKQDTQEKEGILPEKAEEAKLKAKYPSLGQKPGGSDFLMKRLQKGQKYFDSGDYNMAKAKMKNKQLPSAGADKNLVTGDHIPTPQDLPQRKSSLVTSKLAG</text:p>
      <text:p text:style-name="P1"><text:soft-page-break/></text:p>
      <text:p text:style-name="P11">15397</text:p>
      <text:p text:style-name="P11">GTQNRPLLRNSLDDLVGPPSNLEGQSDERALLDQLHTLLSNTDATGLEEIDRALGIPELVNQGQALEPKQD</text:p>
      <text:p text:style-name="P10"/>
      <text:p text:style-name="P12"><text:span text:style-name="T4">MSGLGENLDPLATDSRKHKLPCDAPGQGLTCSGEKRRREQESKYIEELAELISANLSDIDNFNVKPDKCAILKETVRQIRQIKEQGKTISNDDDVQKADVSSTGQGVIDKDSLGPLLLQALDGFLFVVNRDGNIVFVSENVTQYLQYKQEDLVNTSVYNILHEEDRKDFLKNLPKSTVNGVSWTNETQRQKSHTFNCRMLMKTPHDILEDINASPEMRQRYETMQCFALSQPRAMMEEGEDLQSCMICVARRITTGERAFPSNPESFITRHDLSGKVVNIDTNSLRSSMRPGFEDIIRRCIQRFFSLNDGQSWSQKRHYQEVTSDGIFSPTAYLNGHAETPVYRFSLADGTIVTAQTKSKLFRNPVTNDRHGFVSTHFLQREQNGYRPNPNPVGQGIRPPMAGCNSSVGSMSMSPNQGLQMPSSRAYGLADPSTTGQMSGARYGGSSNIASLTPGPGMQSPSSYQNNNYGLSMSSPPHGSPGLAPNQQNIMISPRNRGSPKIASHQFSPVAGVHSPMGSSGNSGNHSFSSSSLSALQAISEGVGGTSLLSTLSSPGPKLDNSPNMNITQPSKVSNQDSKSPLGFYCDQNPVESSMCQSNSRDHLSDKESKESSVEGSENQRGPLESKGHKKLLQLLTCSSDDRGHSSLTNSPLDSSCKESSVSVTSPSGVSSSTSGGVSSTSNMHGSLLQEKHRILHKLLQNGNSPAEVAKITAEATGKDTSSITSCGDGNVVKQEQLSPKKKENNALLRYLLDRDDPSDALSKELQPQVEGVDNKISQCTSSTIPSSSQEKDPKIKTETSEEGSGDLDNLDAILGDLTSSDFYNNSISSNGSHLGTKQQVFQGTNSVGLKSPQSVQSIRPPYNRAVSLDSPVSVGSSPPVKNISAFPMLPKQPMLGGNPRMMDSQENYGSSMGDWGLPNSKASRMEPMNSNSMGRPGGDYNTSLPRPAVGGSMPTLPLRSNSIPGARPLLQPQQQQQMLQMRPGELPMGMGANPYGQAAASNQLGSWPDGMLSIEQVPH</text:span>GTQNRPLLRNSLDDLVGPPSNLEGQSDERALLDQLHTLLSNTDATGLEEIDRALGIPELVNQGQALEPKQD<text:span text:style-name="T4">AFQGQEAAVMMDQKAGLYGQTYPAQGPPMQGGFHLQGQSPSFNSMMNQMNQQGNFPLQGMHPRANIMRPRTNTPKQLRMQLQQRLQGQQFLNQSRQALELKMENPTAGGAAVMRPMMQPQQGFLNAQMVAQRSRELLSHHFRQQRVAMMMQQQQQQQQQQQQQQQQQQQQQQQQQQQQTQAFSPPPNVTASPSMDGLLAGPAMPQAPPQQFPYQPNYGMGQPPDPAFGRVSSPPSAMISSRMGPSQNPMMQHPQAASIYQSSEMKGWPSGNLARNSSFSQQQFAHQGNPAVYSMVHMNGSSGHMGQMNMNPMPMSGMPMGPDQKYC</text:span></text:p>
      <text:p text:style-name="P1"/>
      <text:p text:style-name="P9">15409</text:p>
      <text:p text:style-name="P1">GS<text:span text:style-name="T1">LRVKFSRSADAPAYQQGQNQLYNELNLGRREEYDVLDKRRGRDPEMGGKPRRKNPQEGLYNELQKDKMAEAYSEIGMKGERRRGKGHDGLYQGLSTATKDTYDALHMQALPPR</text:span></text:p>
      <text:p text:style-name="P1"/>
      <text:p text:style-name="P1">MKWKALFTAAILQAQLPITEAQSFGLLDPKLCYLLDGILFIYGVILTALF<text:span text:style-name="T1">LRVKFSRSADAPAYQQGQNQLYNELNLGRREEYDVLDKRRGRDPEMGGKPRRKNPQEGLYNELQKDKMAEAYSEIGMKGERRRGKGHDGLYQGLSTATKDTYDALHMQALPPR</text:span> </text:p>
      <text:p text:style-name="P1"/>
      <text:p text:style-name="P1">15430</text:p>
      <text:p text:style-name="P2">MNLEPPKAEIRSATRVMGGPVTPRKGPPKFKQRQTRQFKSKPPKKGVQGFGDDIPGMEGLGTDITVIAPWEAFNHLELHELAQYGII</text:p>
      <text:p text:style-name="P1"/>
      <text:p text:style-name="P2">MNLEPPKAEIRSATRVMGGPVTPRKGPPKFKQRQTRQFKSKPPKKGVQGFGDDIPGMEGLGTDITVICPWEAFNHLELHELAQYGII </text:p>
      <text:p text:style-name="P1"/>
      <text:p text:style-name="P1">15506</text:p>
      <text:p text:style-name="P2">GSNGADNAHNNAFGGGKNPGIGNTSGAGSNGSASSNRGNSNGWSWSNKPHKNDGFHSDGSYHITFHGDNNSKPKPGGNSGNRGNNGDGAS</text:p>
      <text:p text:style-name="P1"/>
      <text:p text:style-name="P1">M<text:span text:style-name="T2">GSNGADNAHNNAFGGGKNPGIGNTSGAGSNGSASSNRGNSNGWSWSNKPHKNDGFHSDGSYHITFHGDNNSKPKPGGNSGNRGNNGDGAS</text:span>AKVGEITITPDNSKPGRYISSNPEYSLLAKLIDAESIKGTEVYTFHTRKGQYVKVTVPDSNIDKMRVDYVNWKGPKYNNKLVKRFVSQFLLFRKEEKEKNEKEALLKASELVSGMGDKLGEYLGVKYKNVAKEVANDIKNFHGRNIRSYNEAMASLNKVLANPKMKVNKSDKDAIVNAWKQVNAKDMANKIGNLGKAFKVADLAIKVEKIREKSIEGYNTGNWGPLLLEVESWIIGGVVAGVAISLFGAVLSFLPISGLAVTALGVIGIMTISYLSSFIDANRVSNINNIISSVI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4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Gergana Vandova</meta:initial-creator>
    <meta:creation-date>2010-03-28T22:43:35</meta:creation-date>
    <dc:creator>Gergana Vandova</dc:creator>
    <dc:date>2010-06-08T00:43:09</dc:date>
    <meta:printed-by>Gergana Vandova</meta:printed-by>
    <meta:print-date>2010-06-08T00:45:37</meta:print-date>
    <meta:editing-cycles>13</meta:editing-cycles>
    <meta:editing-duration>PT5H29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6" meta:character-count="4672"/>
  </office:meta>
</office:document-meta>
</file>